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text-properties fo:font-size="11pt" style:font-size-asian="11pt"/>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Heading_20_2" style:list-style-name="">
      <style:paragraph-properties fo:break-before="page"/>
    </style:style>
    <style:style style:name="P5" style:family="paragraph" style:parent-style-name="Heading_20_2" style:list-style-name="">
      <style:paragraph-properties fo:break-before="page"/>
      <style:text-properties fo:font-size="10pt" style:font-size-asian="10pt"/>
    </style:style>
    <style:style style:name="P6" style:family="paragraph" style:parent-style-name="Heading_20_1" style:master-page-name="Standard">
      <style:paragraph-properties style:page-number="auto"/>
    </style:style>
    <style:style style:name="P7" style:family="paragraph" style:parent-style-name="Standard">
      <style:text-properties fo:font-size="11pt" style:font-size-asian="11pt"/>
    </style:style>
    <style:style style:name="P8" style:family="paragraph" style:parent-style-name="Standard">
      <style:text-properties fo:font-size="11pt" fo:font-style="italic" style:font-size-asian="11pt" style:font-style-asian="italic" style:font-style-complex="italic"/>
    </style:style>
    <style:style style:name="P9" style:family="paragraph" style:parent-style-name="Standard">
      <style:text-properties fo:font-size="10pt" style:font-size-asian="10pt"/>
    </style:style>
    <style:style style:name="P10" style:family="paragraph" style:parent-style-name="Body_20_Text_20_2">
      <style:text-properties fo:font-size="11pt" style:font-size-asian="11pt"/>
    </style:style>
    <style:style style:name="T1" style:family="text">
      <style:text-properties fo:font-size="11pt" fo:font-style="italic" style:font-size-asian="11pt" style:font-style-asian="italic" style:font-style-complex="italic"/>
    </style:style>
    <style:style style:name="T2" style:family="text">
      <style:text-properties fo:font-size="10pt" style:font-size-asian="10pt"/>
    </style:style>
    <style:style style:name="T3" style:family="text">
      <style:text-properties fo:font-size="10pt" fo:font-style="italic" style:font-size-asian="10pt" style:font-style-asian="italic" style:font-style-complex="italic"/>
    </style:style>
    <style:style style:name="fr1" style:family="graphic" style:parent-style-name="OLE">
      <style:graphic-properties fo:margin-left="0in" fo:margin-right="0in" style:vertical-pos="top" style:vertical-rel="baseline" fo:padding="0.0008in" fo:border="none" draw:ole-draw-aspect="1" draw:visible-area-width="2.2917in" draw:visible-area-height="2.2807in"/>
    </style:style>
    <style:style style:name="fr2" style:family="graphic" style:parent-style-name="OLE">
      <style:graphic-properties fo:margin-left="0in" fo:margin-right="0in" style:vertical-pos="top" style:vertical-rel="baseline" fo:padding="0.0008in" fo:border="none" draw:ole-draw-aspect="1" draw:visible-area-width="3.3335in" draw:visible-area-height="2.6661in"/>
    </style:style>
    <style:style style:name="fr3" style:family="graphic" style:parent-style-name="OLE">
      <style:graphic-properties fo:margin-left="0in" fo:margin-right="0in" style:vertical-pos="top" style:vertical-rel="baseline" fo:padding="0.0008in" fo:border="none" draw:ole-draw-aspect="1" draw:visible-area-width="2.3433in" draw:visible-area-height="3.6346in"/>
    </style:style>
    <style:style style:name="fr4" style:family="graphic" style:parent-style-name="OLE">
      <style:graphic-properties fo:margin-left="0in" fo:margin-right="0in" style:vertical-pos="top" style:vertical-rel="baseline" fo:padding="0.0008in" fo:border="none" draw:ole-draw-aspect="1" draw:visible-area-width="3.9783in" draw:visible-area-height="2.3335in"/>
    </style:style>
    <style:style style:name="Sect1" style:family="section">
      <style:section-properties style:writing-mode="lr-tb" style:editable="false">
        <style:columns fo:column-count="2" fo:column-gap="0.4917in">
          <style:column style:rel-width="32761*" fo:start-indent="0in" fo:end-indent="0.2457in"/>
          <style:column style:rel-width="32773*" fo:start-indent="0.2457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ichèl Bilderbeek</text:h>
      <text:p text:style-name="Standard"/>
      <text:p text:style-name="Standard"><draw:frame draw:style-name="fr1" draw:name="Object1" text:anchor-type="as-char" svg:width="2.2917in" svg:height="2.2811in" draw:z-index="0"><draw:object-ole xlink:href="./Object 1" xlink:type="simple" xlink:show="embed" xlink:actuate="onLoad"/><draw:image xlink:href="./ObjectReplacements/Object 1" xlink:type="simple" xlink:show="embed" xlink:actuate="onLoad"/></draw:frame></text:p>
      <text:p text:style-name="Standard"/>
      <text:h text:style-name="Heading_20_1" text:outline-level="1">dingen voor 2004</text:h>
      <text:p text:style-name="Standard"/>
      <text:section text:style-name="Sect1" text:name="Section1">
        <text:h text:style-name="Heading_20_2" text:outline-level="2"><text:soft-page-break/>Al heb je blauw haar</text:h>
        <text:p text:style-name="Standard"/>
        <text:p text:style-name="Standard">Al heb je blauw haar</text:p>
        <text:p text:style-name="Standard">dat wil dan nog niet zeggen dat</text:p>
        <text:p text:style-name="Standard">dat ik met je paar</text:p>
        <text:p text:style-name="Standard"/>
        <text:p text:style-name="Standard">Al heb je blond haar</text:p>
        <text:p text:style-name="Standard">dat wil dan nog niet zeggen dat</text:p>
        <text:p text:style-name="Standard">dat ik met je paar</text:p>
        <text:p text:style-name="Standard"/>
        <text:p text:style-name="Standard"/>
        <text:p text:style-name="Standard"/>
        <text:p text:style-name="Standard"/>
        <text:p text:style-name="Standard"/>
        <text:p text:style-name="Standard">Al heb je zwart haar</text:p>
        <text:p text:style-name="Standard">dat wil dan nog niet zeggen dat</text:p>
        <text:p text:style-name="Standard">dat ik met je paar</text:p>
        <text:p text:style-name="Standard"/>
        <text:p text:style-name="Standard">Al heb je rood haar</text:p>
        <text:p text:style-name="Standard">dat wil dan nog niet zeggen dat</text:p>
        <text:p text:style-name="Standard">dat ik met je paar</text:p>
        <text:p text:style-name="Standard"/>
        <text:p text:style-name="Standard">Maar heb je geen schaamhaar</text:p>
        <text:p text:style-name="Standard">nou dan, wil dat zeggen dat</text:p>
        <text:p text:style-name="Standard">dat ik vanavond met je paar</text:p>
        <text:p text:style-name="Standard"/>
        <text:h text:style-name="P3" text:outline-level="2">Come home darling</text:h>
        <text:p text:style-name="Standard"/>
        <text:p text:style-name="Standard">Come home darling</text:p>
        <text:p text:style-name="Standard">I will hold you</text:p>
        <text:p text:style-name="Standard">Come home darling</text:p>
        <text:p text:style-name="Standard">I will kiss you</text:p>
        <text:p text:style-name="Standard"/>
        <text:p text:style-name="Standard">You're the one I've always searched for</text:p>
        <text:p text:style-name="Standard">I will love you ev'ry day</text:p>
        <text:p text:style-name="Standard"/>
        <text:p text:style-name="Standard"/>
        <text:p text:style-name="Standard"/>
        <text:p text:style-name="Standard"/>
        <text:p text:style-name="Standard"/>
        <text:p text:style-name="Standard">I don't beleave in God</text:p>
        <text:p text:style-name="Standard">but I'm in love with you</text:p>
        <text:p text:style-name="Standard">so if he exists</text:p>
        <text:p text:style-name="Standard">I hope he's watching you</text:p>
        <text:p text:style-name="Standard">'cos you are far away</text:p>
        <text:p text:style-name="Standard">far over the sea</text:p>
        <text:p text:style-name="Standard">but in all my dreams </text:p>
        <text:p text:style-name="Standard">you are still with me</text:p>
        <text:p text:style-name="Standard"/>
        <text:p text:style-name="Standard">Come home darling</text:p>
        <text:p text:style-name="Standard">I will hold you</text:p>
        <text:p text:style-name="Standard">Come home darling</text:p>
        <text:p text:style-name="Standard">I will kiss you</text:p>
        <text:h text:style-name="P4" text:outline-level="2"/>
      </text:section>
      <text:section text:style-name="Sect2" text:name="Section2">
        <text:h text:style-name="Heading_20_2" text:outline-level="2">Eerste signaal</text:h>
        <text:p text:style-name="Standard"/>
        <text:p text:style-name="Standard"><draw:frame draw:style-name="fr2" draw:name="Object2" text:anchor-type="as-char" svg:width="3.3339in" svg:height="2.6665in" draw:z-index="1"><draw:object-ole xlink:href="./Object 2" xlink:type="simple" xlink:show="embed" xlink:actuate="onLoad"/><draw:image xlink:href="./ObjectReplacements/Object 2" xlink:type="simple" xlink:show="embed" xlink:actuate="onLoad"/></draw:frame></text:p>
        <text:p text:style-name="Standard"/>
      </text:section>
      <text:section text:style-name="Sect1" text:name="Section3">
        <text:h text:style-name="Heading_20_2" text:outline-level="2"><text:soft-page-break/>Koffie</text:h>
        <text:h text:style-name="Heading_20_2" text:outline-level="2">lied</text:h>
        <text:p text:style-name="Standard"/>
        <text:p text:style-name="Standard">CAMP</text:p>
        <text:p text:style-name="Standard">daarmee ben je tevree</text:p>
        <text:p text:style-name="Standard">en AMP</text:p>
        <text:p text:style-name="Standard">door PDE</text:p>
        <text:p text:style-name="Standard">daar ben je niet tevreden m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3" text:anchor-type="as-char" svg:width="1.7362in" svg:height="2.6929in" draw:z-index="2"><draw:object-ole xlink:href="./Object 3" xlink:type="simple" xlink:show="embed" xlink:actuate="onLoad"/><draw:image xlink:href="./ObjectReplacements/Object 3" xlink:type="simple" xlink:show="embed" xlink:actuate="onLoad"/></draw:frame></text:p>
        <text:h text:style-name="P3" text:outline-level="2">Het leven is naar</text:h>
        <text:p text:style-name="P7"/>
        <text:p text:style-name="P7">Heel erg lang geleden toen ik nog klein was zat ik wel eens in groep drie </text:p>
        <text:p text:style-name="P7"/>
        <text:p text:style-name="P7">en toen was ik al super slim en mijn beste vriendje ook</text:p>
        <text:p text:style-name="P7"/>
        <text:p text:style-name="P10">maar toen op een dag wij tot tien leerden tellen kreeg mijn vriendje een leerachterstand</text:p>
        <text:p text:style-name="P7"/>
        <text:p text:style-name="P7">want toen hij was geboren heette hij Koen <text:s/>en had hij maar drie vingers</text:p>
        <text:p text:style-name="P7"/>
        <text:p text:style-name="P7"/>
        <text:h text:style-name="P1" text:outline-level="4">Refrein</text:h>
        <text:p text:style-name="P7">Naar naar nanana nanana</text:p>
        <text:p text:style-name="P7">Naar naar het leven is naar </text:p>
        <text:p text:style-name="P7">etcetera ad libitum...</text:p>
        <text:p text:style-name="P7"/>
        <text:p text:style-name="P7">Heel erg lang geleden toen ik nog klein was zat ik wel eens in twee atheneum</text:p>
        <text:p text:style-name="P7"/>
        <text:p text:style-name="P7">en toen was ik al super stoer want ik kon super veel bier drinken </text:p>
        <text:p text:style-name="P7"/>
        <text:p text:style-name="P7">maar toen op een dag toen wist ik het zeker dat ik wel een mutant moest zijn</text:p>
        <text:p text:style-name="P7"/>
        <text:p text:style-name="P7">dus toen wilde ik vechten tegen het kwade maar alle superschurken wonen in Amerika</text:p>
        <text:p text:style-name="P7"/>
        <text:p text:style-name="P8"><text:soft-page-break/></text:p>
        <text:p text:style-name="P8">refrein</text:p>
        <text:p text:style-name="P8"/>
        <text:p text:style-name="P7">Heel erg lang geleden toen ik nog klein was had ik een vriend die heette Anne</text:p>
        <text:p text:style-name="P7"/>
        <text:p text:style-name="P7">Nou, op zich is dat misschien ook al een grapje zou je denken maar hij kwam gewoon uit Friesland</text:p>
        <text:p text:style-name="P7"/>
        <text:p text:style-name="P7">en als wij samen stappen en hij had die avond een leuk meisje in bed gekregen</text:p>
        <text:p text:style-name="P7"/>
        <text:p text:style-name="P7"/>
        <text:p text:style-name="P7"/>
        <text:p text:style-name="P7"/>
        <text:p text:style-name="P7"/>
        <text:p text:style-name="P7"/>
        <text:p text:style-name="P7"/>
        <text:p text:style-name="P7"/>
        <text:p text:style-name="P7">dan komt hij altijd de dag erna bij mij klagen <text:s/>want hij heeft altijd slechte sex</text:p>
        <text:p text:style-name="P7"/>
        <text:p text:style-name="P7">maar dat komt toen <text:s/>hij klein was toen hij werd geboren bleek hij een vagina te hebben</text:p>
        <text:p text:style-name="P7"/>
        <text:p text:style-name="P8">refrein</text:p>
        <text:h text:style-name="P3" text:outline-level="2">Het neuk</text:h>
        <text:h text:style-name="Heading_20_2" text:outline-level="2">menslied</text:h>
        <text:p text:style-name="Standard"/>
        <text:p text:style-name="Standard">In de verte spreekt een stem, die ik herken van het neuken, in de allergeilste standen, na de allergrootste ruzies. En ik hoor je een beetje janken</text:p>
        <text:p text:style-name="Standard">door mijn ongetemde liefde. O wat kan ik meer dan neuken, daarbij heb je aan mij een goede.</text:p>
        <text:p text:style-name="Standard"/>
        <text:p text:style-name="Standard">In een waas hoor ik je zeggen, dat ik jou kadoos moet geven, en niet alleen voor je verjaardag,</text:p>
        <text:p text:style-name="Standard">da's meer dan me lief is in mijn leven. En ik luister naar je woorden</text:p>
        <text:p text:style-name="Standard">terwijl ik bij je ga naar binnen en ik neuk je als de bliksem, nu het allemaal nog kan</text:p>
        <text:p text:style-name="Standard"/>
        <text:p text:style-name="Standard">Al 't neuken maakte je gek en je vond het angstaanjagend: “Er zou meer zijn in het leven”, maar daarbij keek ik slechts vragend. Waarom zei je het niet eerder? En waarom sprak je over liefde? Dat als je een dag bij me weggaat, ik niet eens met een and're vrouw mag neuken</text:p>
        <text:p text:style-name="Standard"><text:soft-page-break/></text:p>
        <text:p text:style-name="Standard">Af en toe had je graag met iemand anders, want we hebben heel vaak ruzie, maar maak je geen illusies, dat duurt namelijk nog maar even.</text:p>
        <text:p text:style-name="Standard">Want al mijn kille klanken, is alleen gespeelde woede, want ik weet na elke ruzie, dat je dan het beste neukt</text:p>
        <text:p text:style-name="Standard"/>
        <text:h text:style-name="P4" text:outline-level="2"/>
      </text:section>
      <text:section text:style-name="Sect2" text:name="Section4">
        <text:h text:style-name="Heading_20_2" text:outline-level="2">Russisch liedje</text:h>
        <text:p text:style-name="Standard"/>
        <text:p text:style-name="Standard"><draw:frame draw:style-name="fr4" draw:name="Object4" text:anchor-type="as-char" svg:width="3.9783in" svg:height="2.3335in" draw:z-index="3"><draw:object-ole xlink:href="./Object 4" xlink:type="simple" xlink:show="embed" xlink:actuate="onLoad"/><draw:image xlink:href="./ObjectReplacements/Object 4" xlink:type="simple" xlink:show="embed" xlink:actuate="onLoad"/></draw:frame></text:p>
        <text:p text:style-name="Standard"/>
      </text:section>
      <text:section text:style-name="Sect1" text:name="Section5">
        <text:h text:style-name="P2" text:outline-level="2"/>
        <text:h text:style-name="P3" text:outline-level="2">Wooloo Mooloo</text:h>
        <text:p text:style-name="P9"/>
        <text:p text:style-name="P9">Honderd studenten, in één discotheek, in de hoofdstad van Utrecht (toevallig ook Utrecht) en ik ben er ook.</text:p>
        <text:p text:style-name="P9"/>
        <text:p text:style-name="P9">En ze lijken mij allemaal</text:p>
        <text:p text:style-name="P9">veel mooier dan mij, veel toffer als ik ooit zal kunnen zijn.</text:p>
        <text:p text:style-name="P9"/>
        <text:p text:style-name="P9">kijk ze dan dansen: elk een lachende god, ze flirten, ze chancen, hun hemel is hier.</text:p>
        <text:p text:style-name="P9"/>
        <text:p text:style-name="P9">Dus ik ga maar aan de kant staan, niet op de vloer staan</text:p>
        <text:p text:style-name="P9">ik ga uit hun weg staan.</text:p>
        <text:p text:style-name="P9"/>
        <text:p text:style-name="P9"/>
        <text:p text:style-name="P9">Kijk ze dan praten: ze begrijpen elkaar, over een leven, wat ik toch nooit zal snappen.</text:p>
        <text:p text:style-name="P9"/>
        <text:p text:style-name="P9">en dus om niet de sfeer te verpesten houd ik mij stil,</text:p>
        <text:p text:style-name="P9">ik sprak nog nooit iemand aan.</text:p>
        <text:p text:style-name="P9"/>
        <text:p text:style-name="P9">Dus ik ga maar aan de kant staan, niet bij de bar staan,</text:p>
        <text:p text:style-name="P9">ik ga uit hun weg staan.</text:p>
        <text:p text:style-name="P9"/>
        <text:p text:style-name="P9">En ook op de gang, daar versieren ze mekaar, bruisend van liefde, ze zoenen mekaar.</text:p>
        <text:p text:style-name="P9"/>
        <text:p text:style-name="P9">En door de emoties vallen ze bijna om en om mij te ontwijken tegen een muur van beton.</text:p>
        <text:p text:style-name="P9"/>
        <text:p text:style-name="P9"/>
        <text:p text:style-name="P9"/>
        <text:p text:style-name="P9"><text:soft-page-break/>Dus ik ga maar aan de kant staan, niet op de gang staan,</text:p>
        <text:p text:style-name="P9">ik ga uit hun weg staan.</text:p>
        <text:p text:style-name="P9"/>
        <text:p text:style-name="P9">En ook op het herentoilet, worden de godinnen verdeeld</text:p>
        <text:p text:style-name="P9">zodat iedereen gelijk is bedeeld.</text:p>
        <text:p text:style-name="P9"/>
        <text:p text:style-name="P9">Want ied'reen wil liefde, ook een vrouw ongesteld, dan voert ze je subtiel zat, inplaats van dat ze 't verteld (wat misschien veel slimmer is).</text:p>
        <text:p text:style-name="P9"/>
        <text:p text:style-name="P9">Dus ik ga maar aan de kant staan, niet op de plee staan,</text:p>
        <text:p text:style-name="P9">ik ga uit hun weg staan.</text:p>
        <text:p text:style-name="P9"/>
        <text:p text:style-name="P9"/>
        <text:p text:style-name="P9"/>
        <text:p text:style-name="P9"/>
        <text:p text:style-name="P9"/>
        <text:p text:style-name="P9"/>
        <text:p text:style-name="P9">En ze denken</text:p>
        <text:p text:style-name="P9">dat ik doof ben</text:p>
        <text:p text:style-name="P9">dat ik stom ben</text:p>
        <text:p text:style-name="P9">dat ik niemand ben </text:p>
        <text:p text:style-name="P9">(3 x)</text:p>
        <text:p text:style-name="P9"/>
        <text:p text:style-name="P9">En ze denken</text:p>
        <text:p text:style-name="P9">dat ik doof ben</text:p>
        <text:p text:style-name="P9">dat ik stom ben</text:p>
        <text:p text:style-name="P9">dus ze denken </text:p>
        <text:p text:style-name="P9">af en toe aan mij</text:p>
        <text:h text:style-name="P3" text:outline-level="2">Richèl’s thanks</text:h>
        <text:p text:style-name="P9"/>
        <text:p text:style-name="Standard"><text:span text:style-name="T2">First and foremost, I’d like to thank God, for creating the </text:span><text:span text:style-name="T3">Homo sapiens</text:span><text:span text:style-name="T2"> race and all other species of which most of my fans are a member of. </text:span></text:p>
        <text:p text:style-name="P9"/>
        <text:p text:style-name="P9">Then I’d like to thank the fans. I hope that all the hard work in the studio pays off by giving you the music you have always been waiting for: the music you can listen to infinitely and make love on every night and day. </text:p>
        <text:p text:style-name="P9"/>
        <text:p text:style-name="P9"/>
        <text:p text:style-name="P9"/>
        <text:p text:style-name="P9"/>
        <text:p text:style-name="P9"/>
        <text:p text:style-name="P9">Then, I’d like to thank the people, who are NOT a fan of me. You make me realize that I have to go on, because also you are the ones I want to reach, because converted fans are also fans!</text:p>
        <text:p text:style-name="P9"/>
        <text:p text:style-name="P9">Then, I’d like to thank Momo: he was always there when I practiced my songs at home, and he always supported me. Every year he gets bigger and bigger and this feels for me like some positive feedback (perhaps also because I water him often enough). Momo, thanks! </text:p>
        <text:p text:style-name="P9"/>
        <text:p text:style-name="P9">(If you are a ‘she’ or hermaphrodite: sorry)</text:p>
        <text:p text:style-name="P9"/>
        <text:p text:style-name="P9"/>
        <text:h text:style-name="P5" text:outline-level="2"/>
      </text:section>
      <text:section text:style-name="Sect3" text:name="Section6">
        <text:h text:style-name="Heading_20_2" text:outline-level="2">Inhoudsopgave</text:h>
        <text:h text:style-name="Heading_20_2" text:outline-level="2">‘Dingen voor 2004’</text:h>
        <text:p text:style-name="P9"/>
        <text:p text:style-name="P9">1. Al heb je blauw haar (‘eerste couplet in de verleden tijd’-remix)</text:p>
        <text:p text:style-name="P9">2. Come home darling</text:p>
        <text:p text:style-name="P9">3. Eerste signaal (unplugged)</text:p>
        <text:p text:style-name="P9">4. Het koffieled (‘moest nog even inkomen’-remix)</text:p>
        <text:p text:style-name="P9">5. Het leven is naar</text:p>
        <text:p text:style-name="P9">6. Het neukmenslied </text:p>
        <text:p text:style-name="P9">7. Russisch liedje (instr.)</text:p>
        <text:p text:style-name="P9">8. Wooloo Mooloo</text:p>
        <text:p text:style-name="P9"/>
        <text:p text:style-name="P9"/>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Showcard Gothic" svg:font-family="'Showcard Gothic'"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Showcard Gothic" fo:font-family="'Showcard Gothic'" style:font-family-generic="decorative" style:font-pitch="variable" fo:font-size="26pt" fo:text-shadow="1pt 1pt" fo:font-weight="bold" style:letter-kerning="true" style:font-size-asian="26pt" style:font-weight-asian="bold" style:font-name-complex="Showcard Gothic" style:font-family-complex="'Showcard Gothic'" style:font-family-generic-complex="decorative"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Rockwell Extra Bold" fo:font-family="'Rockwell Extra Bold'" style:font-family-generic="roman" style:font-pitch="variable" fo:font-size="22pt" style:font-size-asian="22pt" style:font-name-complex="Rockwell Extra Bold" style:font-family-complex="'Rockwell Extra Bold'"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font-style-complex="italic"/>
    </style:style>
    <style:style style:name="Code" style:family="paragraph" style:parent-style-name="Text_20_body">
      <style:paragraph-properties fo:margin-top="0in" fo:margin-bottom="0in" loext:contextual-spacing="false" fo:text-align="justify" style:justify-single-word="false" fo:padding-left="0.0555in" fo:padding-right="0.0555in" fo:padding-top="0.0138in" fo:padding-bottom="0.0138in" fo:border="0.51pt solid #000000"/>
      <style:text-properties style:font-name="Courier New" fo:font-family="'Courier New'" style:font-family-generic="modern" fo:font-size="10pt" fo:language="en" fo:country="GB" style:font-size-asian="10pt" style:font-name-complex="Courier New" style:font-family-complex="'Courier New'" style:font-family-generic-complex="modern" style:font-size-complex="10pt"/>
    </style:style>
    <style:style style:name="Code_20_in_20_text" style:display-name="Code in text" style:family="paragraph" style:parent-style-name="Text_20_body">
      <style:paragraph-properties fo:margin-top="0in" fo:margin-bottom="0in" loext:contextual-spacing="false" fo:text-align="justify" style:justify-single-word="false"/>
      <style:text-properties fo:language="en" fo:country="GB" style:text-underline-style="dotted" style:text-underline-width="auto" style:text-underline-color="font-color" style:font-size-complex="10pt"/>
    </style:style>
    <style:style style:name="Body_20_Text_20_2" style:display-name="Body Text 2" style:family="paragraph" style:parent-style-name="Standard">
      <style:text-properties fo:font-size="10pt" style:font-size-asian="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4.7646in" fo:page-height="4.7252in" style:num-format="1" style:print-orientation="portrait" fo:margin-top="0.3937in" fo:margin-bottom="0.3937in" fo:margin-left="0.3937in" fo:margin-right="0.3937in" style:writing-mode="lr-tb" style:layout-grid-color="#c0c0c0" style:layout-grid-lines="1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n Voor 2004 Booklet</dc:title>
    <dc:subject>Dingen Voor 2004 Booklet</dc:subject>
    <meta:keyword>Dingen Voor 2004 Booklet</meta:keyword>
    <dc:description>From http://www.richelbilderbeek.nl</dc:description>
    <meta:initial-creator>Richèl Bilderbeek</meta:initial-creator>
    <meta:creation-date>2007-01-13T14:55:00</meta:creation-date>
    <dc:date>2018-02-23T14:28:13.500302011</dc:date>
    <meta:editing-cycles>4</meta:editing-cycles>
    <meta:editing-duration>PT24S</meta:editing-duration>
    <meta:generator>LibreOffice/5.4.5.1$Linux_X86_64 LibreOffice_project/40m0$Build-1</meta:generator>
    <meta:document-statistic meta:table-count="0" meta:image-count="0" meta:object-count="4" meta:page-count="14" meta:paragraph-count="127" meta:word-count="1110" meta:character-count="5495" meta:non-whitespace-character-count="4495"/>
  </office:meta>
</office:document-meta>
</file>